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table:number-columns-repeated="98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98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3T19:04:46.532997802</dc:date>
    <meta:editing-duration>P20DT21H55M54S</meta:editing-duration>
    <meta:editing-cycles>53</meta:editing-cycles>
    <meta:generator>LibreOffice/5.1.6.2$Linux_X86_64 LibreOffice_project/1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